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6.893cm" fo:margin-left="-0.199cm" fo:margin-top="0cm" fo:margin-bottom="0cm" table:align="left" style:writing-mode="lr-tb"/>
    </style:style>
    <style:style style:name="Table3.A" style:family="table-column">
      <style:table-column-properties style:column-width="3.378cm"/>
    </style:style>
    <style:style style:name="Table3.C" style:family="table-column">
      <style:table-column-properties style:column-width="3.3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1"/>
    </style:style>
    <style:style style:name="Table3.2" style:family="table-row">
      <style:table-row-properties style:min-row-height="0.011cm" fo:keep-together="auto"/>
    </style:style>
    <style:style style:name="Table4" style:family="table">
      <style:table-properties style:width="16.893cm" fo:margin-left="-0.199cm" fo:margin-top="0cm" fo:margin-bottom="0cm" table:align="left" style:writing-mode="lr-tb"/>
    </style:style>
    <style:style style:name="Table4.A" style:family="table-column">
      <style:table-column-properties style:column-width="8.446cm"/>
    </style:style>
    <style:style style:name="Table4.B" style:family="table-column">
      <style:table-column-properties style:column-width="8.44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1"/>
    </style:style>
    <style:style style:name="Table4.A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e1" style:family="table">
      <style:table-properties style:width="16.893cm" fo:margin-left="-0.199cm" fo:margin-top="0cm" fo:margin-bottom="0cm" table:align="left" style:writing-mode="lr-tb"/>
    </style:style>
    <style:style style:name="Table1.A" style:family="table-column">
      <style:table-column-properties style:column-width="8.446cm"/>
    </style:style>
    <style:style style:name="Table1.B" style:family="table-column">
      <style:table-column-properties style:column-width="8.44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1"/>
    </style:style>
    <style:style style:name="Table1.A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text-properties officeooo:rsid="000d3f61" officeooo:paragraph-rsid="000d3f61"/>
    </style:style>
    <style:style style:name="P2" style:family="paragraph" style:parent-style-name="Standard">
      <style:text-properties officeooo:rsid="000f31a6" officeooo:paragraph-rsid="000f31a6"/>
    </style:style>
    <style:style style:name="P3" style:family="paragraph" style:parent-style-name="Standard">
      <style:text-properties officeooo:rsid="003d2c30" officeooo:paragraph-rsid="003d2c30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2c30" officeooo:paragraph-rsid="003d2c30" style:text-blinking="false" fo:background-color="transparent"/>
    </style:style>
    <style:style style:name="P5" style:family="paragraph" style:parent-style-name="Standard">
      <style:text-properties officeooo:rsid="00264073" officeooo:paragraph-rsid="00264073"/>
    </style:style>
    <style:style style:name="P6" style:family="paragraph" style:parent-style-name="Standard">
      <style:text-properties officeooo:rsid="00264073" officeooo:paragraph-rsid="0078a460"/>
    </style:style>
    <style:style style:name="P7" style:family="paragraph" style:parent-style-name="Standard">
      <style:text-properties officeooo:rsid="00385a71" officeooo:paragraph-rsid="008f0d89"/>
    </style:style>
    <style:style style:name="P8" style:family="paragraph" style:parent-style-name="Standard">
      <style:text-properties officeooo:rsid="003d2c30" officeooo:paragraph-rsid="009de7eb"/>
    </style:style>
    <style:style style:name="P9" style:family="paragraph" style:parent-style-name="Standard">
      <style:text-properties officeooo:rsid="000d3f61" officeooo:paragraph-rsid="000d3f61"/>
    </style:style>
    <style:style style:name="P10" style:family="paragraph" style:parent-style-name="Standard">
      <style:text-properties officeooo:rsid="00141704" officeooo:paragraph-rsid="0064665f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2c30" officeooo:paragraph-rsid="00b42933" style:text-blinking="false" fo:background-color="transparent"/>
    </style:style>
    <style:style style:name="P12" style:family="paragraph" style:parent-style-name="Standard">
      <style:text-properties officeooo:paragraph-rsid="0064665f"/>
    </style:style>
    <style:style style:name="P13" style:family="paragraph" style:parent-style-name="Standard">
      <style:text-properties officeooo:rsid="001e2460" officeooo:paragraph-rsid="006a192c"/>
    </style:style>
    <style:style style:name="P14" style:family="paragraph" style:parent-style-name="Standard">
      <style:text-properties officeooo:paragraph-rsid="006a192c"/>
    </style:style>
    <style:style style:name="P15" style:family="paragraph" style:parent-style-name="Standard">
      <style:text-properties officeooo:rsid="001ffee3" officeooo:paragraph-rsid="006df512"/>
    </style:style>
    <style:style style:name="P16" style:family="paragraph" style:parent-style-name="Standard">
      <style:text-properties officeooo:paragraph-rsid="006df512"/>
    </style:style>
    <style:style style:name="P17" style:family="paragraph" style:parent-style-name="Standard">
      <style:text-properties officeooo:paragraph-rsid="00726bdc"/>
    </style:style>
    <style:style style:name="P18" style:family="paragraph" style:parent-style-name="Standard">
      <style:text-properties officeooo:paragraph-rsid="0078a460"/>
    </style:style>
    <style:style style:name="P19" style:family="paragraph" style:parent-style-name="Standard">
      <style:text-properties officeooo:paragraph-rsid="007c40c7"/>
    </style:style>
    <style:style style:name="P20" style:family="paragraph" style:parent-style-name="Standard">
      <style:text-properties officeooo:paragraph-rsid="008f0d89"/>
    </style:style>
    <style:style style:name="P21" style:family="paragraph" style:parent-style-name="Standard">
      <style:text-properties officeooo:paragraph-rsid="009240e5"/>
    </style:style>
    <style:style style:name="P22" style:family="paragraph" style:parent-style-name="Standard">
      <style:text-properties officeooo:paragraph-rsid="009698ab"/>
    </style:style>
    <style:style style:name="P23" style:family="paragraph" style:parent-style-name="Standard">
      <style:text-properties officeooo:paragraph-rsid="0098209e"/>
    </style:style>
    <style:style style:name="P24" style:family="paragraph" style:parent-style-name="Standard">
      <style:text-properties officeooo:paragraph-rsid="0099cd5b"/>
    </style:style>
    <style:style style:name="P25" style:family="paragraph" style:parent-style-name="Standard">
      <style:text-properties officeooo:rsid="00aefa56" officeooo:paragraph-rsid="00aefa56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paragraph-rsid="00a1d931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paragraph-rsid="00b42933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officeooo:paragraph-rsid="00cc57dc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a1d931" style:text-blinking="false" fo:background-color="transparen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officeooo:rsid="00a1d931" officeooo:paragraph-rsid="00a1d931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rsid="00a30073" officeooo:paragraph-rsid="00a30073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rsid="00a45149" officeooo:paragraph-rsid="00a45149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rsid="00a69345" officeooo:paragraph-rsid="00a69345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rsid="00acc06a" officeooo:paragraph-rsid="00acc06a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officeooo:rsid="00b42933" officeooo:paragraph-rsid="00b42933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rsid="00b673b7" officeooo:paragraph-rsid="00b673b7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rsid="00b977f8" officeooo:paragraph-rsid="00b977f8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rsid="00ba1ffb" officeooo:paragraph-rsid="00ba1ffb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rsid="00cc57dc" officeooo:paragraph-rsid="00cc57dc"/>
    </style:style>
    <style:style style:name="P40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2c30" officeooo:paragraph-rsid="003d2c30" style:text-blinking="false" fo:background-color="transparent"/>
    </style:style>
    <style:style style:name="P41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b2b67d" officeooo:paragraph-rsid="00b2b67d" style:text-blinking="false" fo:background-color="transparent"/>
    </style:style>
    <style:style style:name="P42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c79793" officeooo:paragraph-rsid="00cc57dc" style:text-blinking="false" fo:background-color="transparent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dce12d" officeooo:paragraph-rsid="00dce12d" style:text-blinking="false" fo:background-color="transparent"/>
    </style:style>
    <style:style style:name="P44" style:family="paragraph" style:parent-style-name="Text_20_body">
      <style:text-properties officeooo:paragraph-rsid="0092a1cb"/>
    </style:style>
    <style:style style:name="P45" style:family="paragraph" style:parent-style-name="Text_20_body">
      <style:text-properties officeooo:paragraph-rsid="00aefa56"/>
    </style:style>
    <style:style style:name="P46" style:family="paragraph" style:parent-style-name="Text_20_body">
      <style:text-properties officeooo:paragraph-rsid="003d2c30"/>
    </style:style>
    <style:style style:name="P47" style:family="paragraph" style:parent-style-name="Text_20_body">
      <style:text-properties officeooo:rsid="00264073" officeooo:paragraph-rsid="00e71309"/>
    </style:style>
    <style:style style:name="P48" style:family="paragraph" style:parent-style-name="Header">
      <style:text-properties officeooo:rsid="01017632" officeooo:paragraph-rsid="01017632"/>
    </style:style>
    <style:style style:name="T1" style:family="text">
      <style:text-properties officeooo:rsid="000e0129"/>
    </style:style>
    <style:style style:name="T2" style:family="text">
      <style:text-properties officeooo:rsid="00177ff3"/>
    </style:style>
    <style:style style:name="T3" style:family="text">
      <style:text-properties officeooo:rsid="0036c5d5"/>
    </style:style>
    <style:style style:name="T4" style:family="text">
      <style:text-properties officeooo:rsid="005c2cb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d6a1e1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d83dc7" style:text-blinking="false" fo:background-color="transparent" loext:char-shading-value="0"/>
    </style:style>
    <style:style style:name="T8" style:family="text">
      <style:text-properties officeooo:rsid="00141704"/>
    </style:style>
    <style:style style:name="T9" style:family="text">
      <style:text-properties officeooo:rsid="0018764e"/>
    </style:style>
    <style:style style:name="T10" style:family="text">
      <style:text-properties officeooo:rsid="001e2460"/>
    </style:style>
    <style:style style:name="T11" style:family="text">
      <style:text-properties officeooo:rsid="001ffee3"/>
    </style:style>
    <style:style style:name="T12" style:family="text">
      <style:text-properties officeooo:rsid="002420ce"/>
    </style:style>
    <style:style style:name="T13" style:family="text">
      <style:text-properties officeooo:rsid="00264073"/>
    </style:style>
    <style:style style:name="T14" style:family="text">
      <style:text-properties officeooo:rsid="002ce713"/>
    </style:style>
    <style:style style:name="T15" style:family="text">
      <style:text-properties officeooo:rsid="00385a71"/>
    </style:style>
    <style:style style:name="T16" style:family="text">
      <style:text-properties officeooo:rsid="00aefa56"/>
    </style:style>
    <style:style style:name="T17" style:family="text">
      <style:text-properties officeooo:rsid="00c3d9ad"/>
    </style:style>
    <style:style style:name="T18" style:family="text">
      <style:text-properties officeooo:rsid="00dce12d"/>
    </style:style>
    <style:style style:name="T19" style:family="text">
      <style:text-properties officeooo:rsid="00efcf94"/>
    </style:style>
    <style:style style:name="T20" style:family="text">
      <style:text-properties officeooo:rsid="00fa8548"/>
    </style:style>
    <style:style style:name="T21" style:family="text">
      <style:text-properties officeooo:rsid="00fe48f4"/>
    </style:style>
    <style:style style:name="T22" style:family="text">
      <style:text-properties officeooo:rsid="010176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19">&gt;</text:span>show databases;</text:p>
      <text:p text:style-name="P1">-<text:span text:style-name="T19">&gt;</text:span>create database assignment;</text:p>
      <text:p text:style-name="P1">-<text:span text:style-name="T19">&gt;</text:span>use assignment;</text:p>
      <text:p text:style-name="P1">-<text:span text:style-name="T19">&gt;</text:span>create table EmployeeDetails(EmpId int,FullName varchar(20),ManagerId int,DateOfJoining date);</text:p>
      <text:p text:style-name="P1">-<text:span text:style-name="T19">&gt;</text:span>alter table EmployeeDetails add primary key (<text:span text:style-name="T1">E</text:span>mpId);</text:p>
      <text:p text:style-name="P1"/>
      <text:p text:style-name="P2">-<text:span text:style-name="T19">&gt;</text:span>insert into EmployeeDetails values(121,'John Snow',321,'2015-01-31'),(321,'Rahul Dravid',986,'2016-01-30'),(421,'Tom Cruise',786,'2017-11-27'),(521,'Narendra Modi',986,'2017-04-02');</text:p>
      <text:p text:style-name="P2"/>
      <text:p text:style-name="P12"><text:span text:style-name="T8">1) </text:span><text:bookmark text:name="docs-internal-guid-bdbdf0e5-d5f3-ee67-56af-3275eaffd84a"/><text:span text:style-name="T5">to fetch total number of employees working on project ‘Microsoft Office’</text:span></text:p>
      <text:p text:style-name="P10">-<text:span text:style-name="T2">&gt;</text:span> select count(EmpId) from EmployeeSalary where Project='Microsoft Office';</text:p>
      <text:p text:style-name="P10"/>
      <text:p text:style-name="P12"><text:span text:style-name="T9">2) </text:span><text:bookmark text:name="docs-internal-guid-bdbdf0e5-d5f4-8250-a38a-b4af355bd68f"/><text:span text:style-name="T5">to fetch name of the employee with maximum salary </text:span></text:p>
      <text:p text:style-name="Text_20_body"><text:span text:style-name="T9">-&gt; select FullName from EmployeeDetails where EmpId=(select EmpId from EmployeeSalary where salary=(select max(salary) from EmployeeSalary));</text:span></text:p>
      <text:p text:style-name="P14"><text:span text:style-name="T10">3</text:span><text:bookmark text:name="docs-internal-guid-bdbdf0e5-d5f4-eea9-6bf8-4817c488da75"/><text:span text:style-name="T10">) </text:span><text:span text:style-name="T5">to fetch employees who joined between 1 Jan 2016 and 1 Oct 2017 </text:span></text:p>
      <text:p text:style-name="P13">-&gt;select * from EmployeeDetails where DateOfJoining between '2016-01-01' and '2017-10-1';</text:p>
      <text:p text:style-name="P13"/>
      <text:p text:style-name="P16"><text:span text:style-name="T11">4</text:span><text:bookmark text:name="docs-internal-guid-bdbdf0e5-d5f5-3d5f-f8b6-152f99cb2c6b"/><text:span text:style-name="T11">) </text:span><text:span text:style-name="T5">to fetch first two records of EmployeeDetails</text:span></text:p>
      <text:p text:style-name="P15">-&gt;select * from EmployeeDetails limit 2;</text:p>
      <text:p text:style-name="P15"/>
      <text:p text:style-name="P17"><text:span text:style-name="T12">5) </text:span><text:bookmark text:name="docs-internal-guid-bdbdf0e5-d5f5-9509-db38-29cc647d3cae"/><text:span text:style-name="T5">to fetch employees with salary above 10000 </text:span></text:p>
      <text:p text:style-name="Text_20_body"><text:span text:style-name="T12">-&gt;select FullName from EmployeeDetails where EmpId=(select EmpId from EmployeeSalary where Salary &gt;10000);</text:span></text:p>
      <text:p text:style-name="P18"><text:span text:style-name="T13">6</text:span><text:bookmark text:name="docs-internal-guid-bdbdf0e5-d5f5-dbe9-46c4-a9d4ed0b5867"/><text:span text:style-name="T13">) </text:span><text:span text:style-name="T5">to fetch ManagerId and how many sub-ordinates they have</text:span></text:p>
      <text:p text:style-name="P6">-&gt;select ManagerId,count(EmpId) from EmployeeDetails group by ManagerId;</text:p>
      <text:p text:style-name="P5"/>
      <text:p text:style-name="P47"><text:span text:style-name="T5">7</text:span><text:span text:style-name="T6">)</text:span><text:span text:style-name="T5"> to fetch employee names and their manager names</text:span></text:p>
      <text:p text:style-name="P47"><text:span text:style-name="T5">-</text:span><text:span text:style-name="T6">&gt;</text:span><text:span text:style-name="T7">select s.FullName as EmployeeName,m.FullName as ManagerName from EmployeeDetails s inner join EmployeeDetails m on s.EmpId=m.ManagerId;</text:span></text:p>
      <text:p text:style-name="P19"><text:span text:style-name="T3">8</text:span><text:bookmark text:name="docs-internal-guid-bdbdf0e5-d5f6-4c09-0d83-be9b164e9299"/><text:span text:style-name="T3">) </text:span><text:span text:style-name="T5">to fetch employees with no project assigned </text:span></text:p>
      <text:p text:style-name="Text_20_body"><text:span text:style-name="T14">-&gt;select FullName from EmployeeDetails where EmpId not in (select EmpId from EmployeeSalary);</text:span></text:p>
      <text:p text:style-name="P20"><text:span text:style-name="T15">9</text:span><text:bookmark text:name="docs-internal-guid-bdbdf0e5-d5f6-f27b-fb41-c9ddc3be9890"/><text:span text:style-name="T15">) </text:span><text:span text:style-name="T5">to update joining date of ‘Rahul Dravid’ to ’03/10/2014’ </text:span></text:p>
      <text:p text:style-name="P7">-&gt;update EmployeeDetails set DateOfJoining='2014-10-03' where FullName='Rahul Dravid';</text:p>
      <text:p text:style-name="P7"/>
      <text:p text:style-name="P21"><text:span text:style-name="T15">10</text:span><text:bookmark text:name="docs-internal-guid-bdbdf0e5-d5f7-5b5f-6cab-4e06bf31d259"/><text:span text:style-name="T15">) </text:span><text:span text:style-name="T5">to insert your favourite employee details and their salary details in above tables </text:span></text:p>
      <text:p text:style-name="P44"><text:span text:style-name="T15">-&gt; insert into EmployeeDetails values(721,'sachin',486,'2018-03-01');</text:span></text:p>
      <text:p text:style-name="P22"><text:span text:style-name="T15">11) </text:span><text:bookmark text:name="docs-internal-guid-bdbdf0e5-d5f9-3fe4-8d12-9675bb72a23b"/><text:span text:style-name="T5">to fetch all employees even if they don’t have any project assignment; sort the results based on ‘DateOfJoining’; display recently joined employees first </text:span></text:p>
      <text:p text:style-name="Text_20_body"><text:span text:style-name="T15">-&gt;select FullName from EmployeeDetails order by DateOfJoining DESC;</text:span></text:p>
      <text:p text:style-name="P43"/>
      <text:p text:style-name="P43"><text:soft-page-break/></text:p>
      <text:p text:style-name="P43"/>
      <text:p text:style-name="P43"><text:bookmark text:name="docs-internal-guid-bdbdf0e5-d61e-dcf6-2bc8-0c5d01e35952"/>12. to display following columns: FullName, ManagerName, Project, Salary </text:p>
      <text:p text:style-name="Text_20_body"><text:span text:style-name="T18">-&gt;select ed.FullName as EmployeeName,ed1.FullName as ManagerName,es.Project as Project,es.Salary as Salary <text:s/>from EmployeeDetails ed inner join EmployeeDetails ed1 on ed.EmpId=ed1.ManagerId inner join EmployeeSalary es on ed.EmpId=es.EmpId;</text:span></text:p>
      <text:p text:style-name="Text_20_body"/>
      <text:p text:style-name="P22"><text:span text:style-name="T15">13) </text:span><text:bookmark text:name="docs-internal-guid-bdbdf0e5-d5fa-252f-5b42-f3f8e6fc7207"/><text:span text:style-name="T5">to fetch employees who are not part of project ‘Facebook' </text:span></text:p>
      <text:p text:style-name="Text_20_body"><text:span text:style-name="T15">-&gt;select d.FullName from EmployeeDetails d inner join EmployeeSalary s on d.EmpId=s.EmpId where s.Project!='Facebook';</text:span></text:p>
      <text:p text:style-name="P23"><text:span text:style-name="T15">14</text:span><text:bookmark text:name="docs-internal-guid-bdbdf0e5-d5fa-64d8-96de-3804f2a0f7d0"/><text:span text:style-name="T15">) </text:span><text:span text:style-name="T5">display your name and date of birth </text:span></text:p>
      <text:p text:style-name="P23"><text:span text:style-name="T15">-&gt;select 'Ashwini' as Name ,'1996-04-01' as DateOfBirth;</text:span></text:p>
      <text:p text:style-name="P24"/>
      <text:p text:style-name="P24"><text:span text:style-name="T4">15) </text:span><text:bookmark text:name="docs-internal-guid-bdbdf0e5-d5fa-9744-de28-af5fa0cd0811"/><text:span text:style-name="T5">display today’s date and your age in years </text:span></text:p>
      <text:p text:style-name="Text_20_body"><text:span text:style-name="T4">-&gt;select curdate() as today,date_format(from_days(datediff(curdate(),'1996-04-01')),"%y") as age;</text:span></text:p>
      <text:p text:style-name="P3"/>
      <text:p text:style-name="P8"/>
      <text:p text:style-name="P8">Normalization</text:p>
      <text:p text:style-name="Text_20_body"><text:bookmark text:name="docs-internal-guid-bdbdf0e5-d5fc-3c22-d243-02c11674c682"/>*EmployeeDetails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row table:style-name="Table3.1">
          <table:table-cell table:style-name="Table3.A1" office:value-type="string">
            <text:p text:style-name="P26">EmpId</text:p>
          </table:table-cell>
          <table:table-cell table:style-name="Table3.A1" office:value-type="string">
            <text:p text:style-name="P26">FullName</text:p>
          </table:table-cell>
          <table:table-cell table:style-name="Table3.A1" office:value-type="string">
            <text:p text:style-name="P26">ManagerId</text:p>
          </table:table-cell>
          <table:table-cell table:style-name="Table3.A1" office:value-type="string">
            <text:p text:style-name="P26">DateOfJoining</text:p>
          </table:table-cell>
          <table:table-cell table:style-name="Table3.A1" office:value-type="string">
            <text:p text:style-name="P26">Salary</text:p>
          </table:table-cell>
        </table:table-row>
        <table:table-row table:style-name="Table3.2">
          <table:table-cell table:style-name="Table3.A1" office:value-type="string">
            <text:p text:style-name="P30">121</text:p>
          </table:table-cell>
          <table:table-cell table:style-name="Table3.A1" office:value-type="string">
            <text:p text:style-name="P31">John Snow</text:p>
          </table:table-cell>
          <table:table-cell table:style-name="Table3.A1" office:value-type="string">
            <text:p text:style-name="P32">321</text:p>
          </table:table-cell>
          <table:table-cell table:style-name="Table3.A1" office:value-type="string">
            <text:p text:style-name="P29"><text:bookmark text:name="docs-internal-guid-bdbdf0e5-d5ff-255f-a157-0581abf8786f"/>01/31/2015</text:p>
            <text:p text:style-name="P26"/>
          </table:table-cell>
          <table:table-cell table:style-name="Table3.A1" office:value-type="string">
            <text:p text:style-name="P34">8000</text:p>
          </table:table-cell>
        </table:table-row>
        <table:table-row table:style-name="Table3.1">
          <table:table-cell table:style-name="Table3.A1" office:value-type="string">
            <text:p text:style-name="P30">321</text:p>
          </table:table-cell>
          <table:table-cell table:style-name="Table3.A1" office:value-type="string">
            <text:p text:style-name="P32">Rahul Dravid</text:p>
          </table:table-cell>
          <table:table-cell table:style-name="Table3.A1" office:value-type="string">
            <text:p text:style-name="P32">986</text:p>
          </table:table-cell>
          <table:table-cell table:style-name="Table3.A1" office:value-type="string">
            <text:p text:style-name="P32">01/30/2016</text:p>
          </table:table-cell>
          <table:table-cell table:style-name="Table3.A1" office:value-type="string">
            <text:p text:style-name="P34">10000</text:p>
          </table:table-cell>
        </table:table-row>
        <table:table-row table:style-name="Table3.1">
          <table:table-cell table:style-name="Table3.A1" office:value-type="string">
            <text:p text:style-name="P30">421</text:p>
          </table:table-cell>
          <table:table-cell table:style-name="Table3.A1" office:value-type="string">
            <text:p text:style-name="P32">Tom Cruise</text:p>
          </table:table-cell>
          <table:table-cell table:style-name="Table3.A1" office:value-type="string">
            <text:p text:style-name="P32">786</text:p>
          </table:table-cell>
          <table:table-cell table:style-name="Table3.A1" office:value-type="string">
            <text:p text:style-name="P32">11/27/2017</text:p>
          </table:table-cell>
          <table:table-cell table:style-name="Table3.A1" office:value-type="string">
            <text:p text:style-name="P34">12000</text:p>
          </table:table-cell>
        </table:table-row>
        <table:table-row table:style-name="Table3.1">
          <table:table-cell table:style-name="Table3.A1" office:value-type="string">
            <text:p text:style-name="P30">521</text:p>
          </table:table-cell>
          <table:table-cell table:style-name="Table3.A1" office:value-type="string">
            <text:p text:style-name="P32">Narendra Modi</text:p>
          </table:table-cell>
          <table:table-cell table:style-name="Table3.A1" office:value-type="string">
            <text:p text:style-name="P33">976</text:p>
          </table:table-cell>
          <table:table-cell table:style-name="Table3.A1" office:value-type="string">
            <text:p text:style-name="P33">04/02/2017</text:p>
          </table:table-cell>
          <table:table-cell table:style-name="Table3.A1" office:value-type="string">
            <text:p text:style-name="P34">12000</text:p>
          </table:table-cell>
        </table:table-row>
      </table:table>
      <text:p text:style-name="P45"><text:line-break/><text:span text:style-name="T16"> -&gt;create table EmployeeDetails (EmpId int,FullName varchar(20),ManagerId int,DateOFJoining date,salary double);</text:span></text:p>
      <text:p text:style-name="P25">-<text:span text:style-name="T20">&gt;</text:span>alter table EmployeeDetails add primary key (EmpId);</text:p>
      <text:p text:style-name="P4"/>
      <text:p text:style-name="P41">* ProjectDetai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7">ProjId</text:p>
          </table:table-cell>
          <table:table-cell table:style-name="Table4.A1" office:value-type="string">
            <text:p text:style-name="P27">Project</text:p>
          </table:table-cell>
        </table:table-row>
        <table:table-row table:style-name="Table4.1">
          <table:table-cell table:style-name="Table4.A2" office:value-type="string">
            <text:p text:style-name="P35">111</text:p>
          </table:table-cell>
          <table:table-cell table:style-name="Table4.A2" office:value-type="string">
            <text:p text:style-name="P38">Microsoft office</text:p>
          </table:table-cell>
        </table:table-row>
        <table:table-row table:style-name="Table4.1">
          <table:table-cell table:style-name="Table4.A2" office:value-type="string">
            <text:p text:style-name="P35">222</text:p>
          </table:table-cell>
          <table:table-cell table:style-name="Table4.A2" office:value-type="string">
            <text:p text:style-name="P37">Facebook</text:p>
          </table:table-cell>
        </table:table-row>
        <table:table-row table:style-name="Table4.1">
          <table:table-cell table:style-name="Table4.A2" office:value-type="string">
            <text:p text:style-name="P35">333</text:p>
          </table:table-cell>
          <table:table-cell table:style-name="Table4.A2" office:value-type="string">
            <text:p text:style-name="P36">WhatsApp</text:p>
          </table:table-cell>
        </table:table-row>
      </table:table>
      <text:p text:style-name="P11"/>
      <text:p text:style-name="P41">-<text:span text:style-name="T21">&gt; </text:span>create table ProjectDetails (projId int primary key,Project varchar(20))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*<text:span text:style-name="T17">EmployeeProjectDetail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Emp_Id</text:p>
          </table:table-cell>
          <table:table-cell table:style-name="Table1.A1" office:value-type="string">
            <text:p text:style-name="P28">Proj_Id</text:p>
          </table:table-cell>
        </table:table-row>
        <table:table-row table:style-name="Table1.1">
          <table:table-cell table:style-name="Table1.A1" office:value-type="string">
            <text:p text:style-name="P39">121</text:p>
          </table:table-cell>
          <table:table-cell table:style-name="Table1.A1" office:value-type="string">
            <text:p text:style-name="P39">111</text:p>
          </table:table-cell>
        </table:table-row>
        <table:table-row table:style-name="Table1.1">
          <table:table-cell table:style-name="Table1.A3" office:value-type="string">
            <text:p text:style-name="P39">321</text:p>
          </table:table-cell>
          <table:table-cell table:style-name="Table1.A3" office:value-type="string">
            <text:p text:style-name="P39">222</text:p>
          </table:table-cell>
        </table:table-row>
        <table:table-row table:style-name="Table1.1">
          <table:table-cell table:style-name="Table1.A3" office:value-type="string">
            <text:p text:style-name="P39">421</text:p>
          </table:table-cell>
          <table:table-cell table:style-name="Table1.A3" office:value-type="string">
            <text:p text:style-name="P39">333</text:p>
          </table:table-cell>
        </table:table-row>
      </table:table>
      <text:p text:style-name="P42"/>
      <text:p text:style-name="P42">-<text:span text:style-name="T22">&gt; </text:span>create table EmployeeProjectDetails(Emp_Id int ,foreign key(Emp_id) references EmployeeDetails(EmpId),Proj_Id int, foreign key(Proj_id) references ProjectDetails(ProjId) );</text:p>
      <text:p text:style-name="P4"/>
      <text:p text:style-name="P4"/>
      <text:p text:style-name="P4"/>
      <text:p text:style-name="P4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1017632" officeooo:paragraph-rsid="0101763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QL Assignme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6:11:29.574067144</meta:creation-date>
    <dc:date>2018-02-27T12:57:01.186341786</dc:date>
    <meta:editing-duration>PT2H40M49S</meta:editing-duration>
    <meta:editing-cycles>75</meta:editing-cycles>
    <meta:generator>LibreOffice/5.1.6.2$Linux_X86_64 LibreOffice_project/10m0$Build-2</meta:generator>
    <meta:document-statistic meta:table-count="3" meta:image-count="0" meta:object-count="0" meta:page-count="3" meta:paragraph-count="86" meta:word-count="442" meta:character-count="3606" meta:non-whitespace-character-count="3236"/>
  </office:meta>
</office:document-meta>
</file>